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5.3021in" fo:margin-left="0in" fo:margin-right="1.6229in" table:align="margins"/>
    </style:style>
    <style:style style:name="Tabla1.A" style:family="table-column">
      <style:table-column-properties style:column-width="1.8632in" style:rel-column-width="23029*"/>
    </style:style>
    <style:style style:name="Tabla1.B" style:family="table-column">
      <style:table-column-properties style:column-width="3.4389in" style:rel-column-width="42506*"/>
    </style:style>
    <style:style style:name="Tabla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Table_20_Contents">
      <style:text-properties style:font-name="Cantarell"/>
    </style:style>
    <style:style style:name="P4" style:family="paragraph" style:parent-style-name="Table_20_Contents">
      <style:text-properties style:font-name="Cantarell" officeooo:paragraph-rsid="000f4120"/>
    </style:style>
    <style:style style:name="P5" style:family="paragraph" style:parent-style-name="Table_20_Contents">
      <style:text-properties style:font-name="Cantarell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placeholder text:placeholder-type="text">&lt;for each="newborn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text:span text:style-name="T1">ID</text:span> : <text:s/><text:placeholder text:placeholder-type="text">&lt;newborn.name&gt;</text:placeholder></text:p>
            <text:p text:style-name="P3"/>
          </table:table-cell>
          <table:table-cell table:style-name="Tabla1.B1" office:value-type="string">
            <text:p text:style-name="P3"><text:span text:style-name="T1">Name</text:span> : <text:placeholder text:placeholder-type="text">&lt;newborn.newborn_name&gt;</text:placeholder></text:p>
            <text:p text:style-name="P4"><text:placeholder text:placeholder-type="text">&lt;if test="newborn.mother"&gt;</text:placeholder></text:p>
            <text:p text:style-name="P4"><text:span text:style-name="T1">Mother</text:span> : <text:placeholder text:placeholder-type="text">&lt;newborn.mother.name.lastname&gt;</text:placeholder>, <text:placeholder text:placeholder-type="text">&lt;newborn.mother.name.name&gt;</text:placeholder> </text:p>
            <text:p text:style-name="P3"><text:span text:style-name="T1">Mother's ID</text:span> : <text:placeholder text:placeholder-type="text">&lt;newborn.mother.identification_code&gt;</text:placeholder></text:p>
            <text:p text:style-name="P4"><text:placeholder text:placeholder-type="text">&lt;/if&gt;</text:placeholder></text:p>
            <text:p text:style-name="P3"><text:span text:style-name="T1">DoB</text:span> : <text:placeholder text:placeholder-type="text">&lt;newborn.birth_date&gt;</text:placeholder></text:p>
          </table:table-cell>
        </table:table-row>
        <table:table-row>
          <table:table-cell table:style-name="Tabla1.A2" office:value-type="string">
            <text:p text:style-name="P3"><text:placeholder text:placeholder-type="text">&lt;if test="newborn.sex =='f'" &gt;</text:placeholder></text:p>
            <text:p text:style-name="P5">Female</text:p>
            <text:p text:style-name="P3"><text:placeholder text:placeholder-type="text">&lt;/if&gt;</text:placeholder></text:p>
            <text:p text:style-name="P1"><text:s/><text:placeholder text:placeholder-type="text">&lt;if test="newborn.sex =='m'" &gt;</text:placeholder></text:p>
            <text:p text:style-name="P5">Male</text:p>
            <text:p text:style-name="P3"><text:placeholder text:placeholder-type="text">&lt;/if&gt;</text:placeholder></text:p>
          </table:table-cell>
          <table:table-cell table:style-name="Tabla1.B2" office:value-type="string">
            <text:p text:style-name="P6"><text:s/><text:span text:style-name="T1"><text:placeholder text:placeholder-type="text">&lt;newborn.weight&gt;</text:placeholder></text:span><text:span text:style-name="T1"> gr </text:span><text:span text:style-name="T2">and</text:span><text:span text:style-name="T1"> </text:span><text:span text:style-name="T1"><text:placeholder text:placeholder-type="text">&lt;newborn.length&gt;</text:placeholder></text:span><text:span text:style-name="T1"> cm</text:span></text:p>
            <text:p text:style-name="P7"/>
          </table:table-cell>
        </table:table-row>
      </table:table>
      <text:p text:style-name="P2"/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6" meta:word-count="42" meta:character-count="386" meta:non-whitespace-character-count="356"/>
    <meta:user-defined meta:name="Info 1"/>
    <meta:user-defined meta:name="Info 2"/>
    <meta:user-defined meta:name="Info 3"/>
    <meta:user-defined meta:name="Info 4"/>
  </office:meta>
</office:document-meta>
</file>